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hatch" draw:fill-color="#cfe7e5" draw:fill-hatch-name="Black_20_45_20_Degrees" draw:fill-hatch-solid="false" draw:textarea-horizontal-align="justify" draw:textarea-vertical-align="middle" draw:auto-grow-height="false" draw:shadow-offset-x="0.203cm" draw:shadow-offset-y="0.203cm"/>
    </style:style>
    <style:style style:name="gr3" style:family="graphic" style:parent-style-name="standard">
      <style:graphic-properties draw:fill="hatch" draw:fill-color="#cfe7e5" draw:fill-hatch-name="Black_20_45_20_Degrees" draw:fill-hatch-solid="false" draw:textarea-horizontal-align="justify" draw:textarea-vertical-align="middle" draw:auto-grow-height="false"/>
    </style:style>
    <style:style style:name="gr4" style:family="graphic" style:parent-style-name="standard">
      <style:graphic-properties draw:fill="hatch" draw:fill-color="#cfe7e5" draw:fill-hatch-name="Black_20_-45_20_Degrees" draw:fill-hatch-solid="false" draw:textarea-horizontal-align="justify" draw:textarea-vertical-align="middle" draw:auto-grow-height="false"/>
    </style:style>
    <style:style style:name="gr5" style:family="graphic" style:parent-style-name="standard">
      <style:graphic-properties draw:fill="hatch" draw:fill-color="#cfe7e5" draw:fill-hatch-name="Red_20_Crossed_20_45_20_Degrees" draw:fill-hatch-solid="false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152cm" draw:fill="none" draw:textarea-vertical-align="middle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gr9" style:family="graphic" style:parent-style-name="standard">
      <style:graphic-properties draw:stroke="none" svg:stroke-color="#000000" draw:fill="none" draw:fill-color="#ffffff" fo:min-height="1.02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0.508cm"/>
    </style:style>
    <style:style style:name="gr12" style:family="graphic" style:parent-style-name="standard">
      <style:graphic-properties draw:stroke="none" svg:stroke-color="#000000" draw:fill="none" draw:fill-color="#ffffff" fo:min-height="0.25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g>
          <draw:g>
            <draw:custom-shape draw:style-name="gr1" draw:text-style-name="P1" draw:layer="layout" svg:width="2.54cm" svg:height="0.508cm" svg:x="3.159cm" svg:y="1.89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54cm" svg:height="0.508cm" svg:x="5.699cm" svg:y="1.89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54cm" svg:height="0.508cm" svg:x="8.239cm" svg:y="1.897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54cm" svg:height="0.508cm" svg:x="10.779cm" svg:y="1.89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2.54cm" svg:height="0.508cm" svg:x="3.159cm" svg:y="3.675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2.54cm" svg:height="0.508cm" svg:x="5.699cm" svg:y="3.675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54cm" svg:height="0.508cm" svg:x="8.239cm" svg:y="3.67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2.54cm" svg:height="0.508cm" svg:x="10.779cm" svg:y="3.67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" draw:text-style-name="P1" draw:layer="layout" svg:width="0.254cm" svg:height="0.508cm" svg:x="3.159cm" svg:y="5.58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2.54cm" svg:height="0.508cm" svg:x="5.699cm" svg:y="5.58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1" draw:layer="layout" svg:width="2.54cm" svg:height="0.508cm" svg:x="10.779cm" svg:y="5.5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508cm" svg:height="0.508cm" svg:x="3.413cm" svg:y="5.5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381cm" svg:height="0.508cm" svg:x="3.921cm" svg:y="5.5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635cm" svg:height="0.508cm" svg:x="4.302cm" svg:y="5.5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76cm" svg:height="0.508cm" svg:x="4.937cm" svg:y="5.5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776cm" svg:height="0.508cm" svg:x="8.874cm" svg:y="5.5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635cm" svg:height="0.508cm" svg:x="8.239cm" svg:y="5.58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1" draw:layer="layout" svg:width="0.254cm" svg:height="0.508cm" svg:x="9.636cm" svg:y="5.5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0.381cm" svg:height="0.508cm" svg:x="9.89cm" svg:y="5.58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508cm" svg:height="0.508cm" svg:x="10.271cm" svg:y="5.58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1" draw:layer="layout" svg:width="0.254cm" svg:height="0.508cm" svg:x="3.159cm" svg:y="7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2.54cm" svg:height="0.508cm" svg:x="5.699cm" svg:y="7.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54cm" svg:height="0.508cm" svg:x="10.779cm" svg:y="7.4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508cm" svg:height="0.508cm" svg:x="3.413cm" svg:y="7.4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81cm" svg:height="0.508cm" svg:x="3.921cm" svg:y="7.4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635cm" svg:height="0.508cm" svg:x="4.302cm" svg:y="7.4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1" draw:id="id1" draw:layer="layout" svg:width="0.776cm" svg:height="0.508cm" svg:x="4.937cm" svg:y="7.4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2" draw:id="id2" draw:layer="layout" svg:width="0.776cm" svg:height="0.508cm" svg:x="8.874cm" svg:y="7.4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635cm" svg:height="0.508cm" svg:x="8.239cm" svg:y="7.4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254cm" svg:height="0.508cm" svg:x="9.636cm" svg:y="7.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381cm" svg:height="0.508cm" svg:x="9.89cm" svg:y="7.48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3" draw:id="id3" draw:layer="layout" svg:width="0.508cm" svg:height="0.508cm" svg:x="10.271cm" svg:y="7.4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5.08cm" svg:height="1.397cm" svg:x="5.699cm" svg:y="10.017cm">
            <text:p text:style-name="P1"><text:span text:style-name="T1">快照备份存储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onnector draw:style-name="gr7" draw:text-style-name="P1" draw:layer="layout" draw:line-skew="-0.267cm" svg:x1="5.325cm" svg:y1="7.988cm" svg:x2="6.864cm" svg:y2="9.554cm" draw:start-shape="id1" draw:start-glue-point="2" svg:d="m5325 7988v767h1539v799">
            <text:p/>
          </draw:connector>
          <draw:connector draw:style-name="gr7" draw:text-style-name="P1" draw:layer="layout" draw:line-skew="-0.267cm" svg:x1="9.262cm" svg:y1="7.988cm" svg:x2="7.975cm" svg:y2="9.554cm" draw:start-shape="id2" draw:start-glue-point="2" svg:d="m9262 7988v767h-1287v799">
            <text:p/>
          </draw:connector>
          <draw:connector draw:style-name="gr7" draw:text-style-name="P1" draw:layer="layout" draw:line-skew="-0.267cm" svg:x1="10.525cm" svg:y1="7.988cm" svg:x2="9.615cm" svg:y2="9.554cm" draw:start-shape="id3" draw:start-glue-point="2" svg:d="m10525 7988v767h-910v799">
            <text:p/>
          </draw:connector>
          <draw:custom-shape draw:style-name="gr8" draw:text-style-name="P1" draw:layer="layout" svg:width="0.635cm" svg:height="4.318cm" svg:x="13.708cm" svg:y="1.897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9" draw:text-style-name="P3" draw:layer="layout" svg:width="2.667cm" svg:height="1.361cm" svg:x="14.589cm" svg:y="3.548cm">
            <draw:text-box>
              <text:p text:style-name="P1"><text:span text:style-name="T2">单个虚机</text:span></text:p>
              <text:p text:style-name="P1"><text:span text:style-name="T2">内部排重</text:span></text:p>
            </draw:text-box>
          </draw:frame>
          <draw:frame draw:style-name="gr9" draw:text-style-name="P3" draw:layer="layout" svg:width="2.667cm" svg:height="1.27cm" svg:x="14.589cm" svg:y="6.977cm">
            <draw:text-box>
              <text:p text:style-name="P1"><text:span text:style-name="T2">全局排重</text:span></text:p>
            </draw:text-box>
          </draw:frame>
          <draw:frame draw:style-name="gr9" draw:text-style-name="P4" draw:layer="layout" svg:width="3.81cm" svg:height="1.27cm" svg:x="4.429cm" svg:y="2.432cm">
            <draw:text-box>
              <text:p text:style-name="P1"><text:span text:style-name="T2">1. </text:span><text:span text:style-name="T2">子数据块排重</text:span></text:p>
            </draw:text-box>
          </draw:frame>
          <draw:frame draw:style-name="gr9" draw:text-style-name="P4" draw:layer="layout" svg:width="3.81cm" svg:height="1.27cm" svg:x="4.375cm" svg:y="4.31cm">
            <draw:text-box>
              <text:p text:style-name="P1"><text:span text:style-name="T2">2. </text:span><text:span text:style-name="T2">数据片段排重</text:span></text:p>
            </draw:text-box>
          </draw:frame>
          <draw:frame draw:style-name="gr9" draw:text-style-name="P4" draw:layer="layout" svg:width="4.302cm" svg:height="1.27cm" svg:x="3.937cm" svg:y="6.269cm">
            <draw:text-box>
              <text:p text:style-name="P1"><text:span text:style-name="T2">3. </text:span><text:span text:style-name="T2">公共数据集排重</text:span></text:p>
            </draw:text-box>
          </draw:frame>
          <draw:custom-shape draw:style-name="gr10" draw:text-style-name="P1" draw:layer="layout" svg:width="0.889cm" svg:height="0.762cm" svg:x="7.804cm" svg:y="2.65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0" draw:text-style-name="P1" draw:layer="layout" svg:width="0.889cm" svg:height="0.762cm" svg:x="7.805cm" svg:y="4.45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0" draw:text-style-name="P1" draw:layer="layout" svg:width="0.889cm" svg:height="0.762cm" svg:x="7.806cm" svg:y="6.359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9" draw:text-style-name="P4" draw:layer="layout" svg:width="3.81cm" svg:height="1.27cm" svg:x="3.529cm" svg:y="8.769cm">
            <draw:text-box>
              <text:p text:style-name="P1"><text:span text:style-name="T2">写入</text:span></text:p>
            </draw:text-box>
          </draw:frame>
          <draw:frame draw:style-name="gr11" draw:text-style-name="P4" draw:layer="layout" svg:width="1.016cm" svg:height="1.199cm" svg:x="1.889cm" svg:y="1.797cm">
            <draw:text-box>
              <text:p><text:span text:style-name="T2">(a)</text:span></text:p>
            </draw:text-box>
          </draw:frame>
          <draw:frame draw:style-name="gr11" draw:text-style-name="P4" draw:layer="layout" svg:width="1.016cm" svg:height="1.199cm" svg:x="1.889cm" svg:y="1.798cm">
            <draw:text-box>
              <text:p><text:span text:style-name="T2">(a)</text:span></text:p>
            </draw:text-box>
          </draw:frame>
          <draw:frame draw:style-name="gr11" draw:text-style-name="P4" draw:layer="layout" svg:width="1.016cm" svg:height="1.199cm" svg:x="1.889cm" svg:y="3.548cm">
            <draw:text-box>
              <text:p><text:span text:style-name="T2">(b)</text:span></text:p>
            </draw:text-box>
          </draw:frame>
          <draw:frame draw:style-name="gr11" draw:text-style-name="P4" draw:layer="layout" svg:width="1.016cm" svg:height="0.758cm" svg:x="1.889cm" svg:y="5.499cm">
            <draw:text-box>
              <text:p><text:span text:style-name="T2">(c)</text:span></text:p>
            </draw:text-box>
          </draw:frame>
          <draw:frame draw:style-name="gr11" draw:text-style-name="P4" draw:layer="layout" svg:width="1.016cm" svg:height="1.199cm" svg:x="1.889cm" svg:y="7.399cm">
            <draw:text-box>
              <text:p><text:span text:style-name="T2">(d)</text:span></text:p>
            </draw:text-box>
          </draw:frame>
          <draw:custom-shape draw:style-name="gr2" draw:text-style-name="P1" draw:layer="layout" svg:width="0.381cm" svg:height="0.508cm" svg:x="13.081cm" svg:y="9.14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381cm" svg:height="0.508cm" svg:x="13.081cm" svg:y="9.90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0.381cm" svg:height="0.508cm" svg:x="13.081cm" svg:y="10.668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5" draw:layer="layout" svg:width="2.667cm" svg:height="0.624cm" svg:x="13.716cm" svg:y="9.028cm">
            <draw:text-box>
              <text:p text:style-name="P1"><text:span text:style-name="T3">在第</text:span><text:span text:style-name="T3">1</text:span><text:span text:style-name="T3">层消除</text:span></text:p>
            </draw:text-box>
          </draw:frame>
          <draw:frame draw:style-name="gr12" draw:text-style-name="P5" draw:layer="layout" svg:width="2.667cm" svg:height="0.624cm" svg:x="13.716cm" svg:y="9.79cm">
            <draw:text-box>
              <text:p text:style-name="P1"><text:span text:style-name="T3">在第</text:span><text:span text:style-name="T3">2</text:span><text:span text:style-name="T3">层消除</text:span></text:p>
            </draw:text-box>
          </draw:frame>
          <draw:frame draw:style-name="gr12" draw:text-style-name="P5" draw:layer="layout" svg:width="2.667cm" svg:height="0.624cm" svg:x="13.716cm" svg:y="10.552cm">
            <draw:text-box>
              <text:p text:style-name="P1"><text:span text:style-name="T3">在第</text:span><text:span text:style-name="T3">3</text:span><text:span text:style-name="T3">层消除</text:span></text:p>
            </draw:text-box>
          </draw:fram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Hatching_20_1" draw:display-name="Hatching 1" draw:style="single" draw:color="#808080" draw:distance="0.02cm" draw:rotation="0"/>
    <draw:hatch draw:name="Red_20_Crossed_20_45_20_Degrees" draw:display-name="Red Crossed 45 Degrees" draw:style="double" draw:color="#800000" draw:distance="0.076cm" draw:rotation="45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2cm" draw:marker-end-center="false" draw:fill="none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ei Zhang</meta:initial-creator>
    <meta:creation-date>2012-02-23T15:54:36</meta:creation-date>
    <dc:date>2012-05-04T19:03:47</dc:date>
    <dc:creator>Wei Zhang</dc:creator>
    <meta:editing-duration>PT2H50M5S</meta:editing-duration>
    <meta:editing-cycles>8</meta:editing-cycles>
    <meta:generator>LibreOffice/3.4$Linux LibreOffice_project/340m1$Build-402</meta:generator>
    <meta:document-statistic meta:object-count="61"/>
  </office:meta>
</office:document-meta>
</file>